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12121" draw:fill-color="#3d5afe" draw:textarea-horizontal-align="justify" draw:textarea-vertical-align="bottom" draw:auto-grow-height="false" fo:min-height="0.276cm" fo:min-width="0.025cm"/>
      <style:paragraph-properties style:writing-mode="lr-tb"/>
    </style:style>
    <style:style style:name="gr2" style:family="graphic" style:parent-style-name="standard">
      <style:graphic-properties svg:stroke-color="#212121" draw:fill-color="#ff0000" draw:textarea-horizontal-align="justify" draw:textarea-vertical-align="bottom" draw:auto-grow-height="false" fo:min-height="0.276cm" fo:min-width="0.025cm"/>
      <style:paragraph-properties style:writing-mode="lr-tb"/>
    </style:style>
    <style:style style:name="gr3" style:family="graphic" style:parent-style-name="standard">
      <style:graphic-properties svg:stroke-color="#212121" draw:fill-color="#ff0000" draw:textarea-horizontal-align="justify" draw:textarea-vertical-align="middle" draw:auto-grow-height="false" fo:min-height="0.276cm" fo:min-width="0.025cm"/>
      <style:paragraph-properties style:writing-mode="lr-tb"/>
    </style:style>
    <style:style style:name="gr4" style:family="graphic" style:parent-style-name="standard">
      <style:graphic-properties svg:stroke-color="#212121" draw:fill-color="#3d5afe" draw:textarea-horizontal-align="justify" draw:textarea-vertical-align="middle" draw:auto-grow-height="false" fo:min-height="0.276cm" fo:min-width="0.025cm"/>
      <style:paragraph-properties style:writing-mode="lr-tb"/>
    </style:style>
    <style:style style:name="gr5" style:family="graphic" style:parent-style-name="standard">
      <style:graphic-properties svg:stroke-color="#212121" draw:fill-color="#ab47bc" draw:textarea-horizontal-align="justify" draw:textarea-vertical-align="middle" draw:auto-grow-height="false" fo:min-height="0.276cm" fo:min-width="0.025cm"/>
      <style:paragraph-properties style:writing-mode="lr-tb"/>
    </style:style>
    <style:style style:name="gr6" style:family="graphic" style:parent-style-name="standard">
      <style:graphic-properties svg:stroke-color="#212121" draw:fill="gradient" draw:fill-color="#ff0000" draw:fill-gradient-name="Gradient_20_326" draw:opacity="100%" draw:textarea-horizontal-align="justify" draw:textarea-vertical-align="middle" draw:auto-grow-height="false" fo:min-height="0.276cm" fo:min-width="0.025cm"/>
      <style:paragraph-properties style:writing-mode="lr-tb"/>
    </style:style>
    <style:style style:name="gr7" style:family="graphic" style:parent-style-name="standard">
      <style:graphic-properties svg:stroke-color="#212121" draw:fill="gradient" draw:fill-color="#3d5afe" draw:fill-gradient-name="Gradient_20_331" draw:textarea-horizontal-align="justify" draw:textarea-vertical-align="middle" draw:auto-grow-height="false" fo:min-height="0.276cm" fo:min-width="0.025cm"/>
      <style:paragraph-properties style:writing-mode="lr-tb"/>
    </style:style>
    <style:style style:name="gr8" style:family="graphic" style:parent-style-name="standard">
      <style:graphic-properties draw:stroke="none" draw:fill-color="#9e9e9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45cm"/>
      <style:paragraph-properties style:writing-mode="lr-tb"/>
    </style:style>
    <style:style style:name="gr12" style:family="graphic" style:parent-style-name="standard">
      <style:graphic-properties svg:stroke-color="#4a148c" draw:fill-color="#f3e5f5" draw:textarea-horizontal-align="justify" draw:textarea-vertical-align="middle" draw:auto-grow-height="false" fo:min-height="0.451cm" fo:min-width="2.301cm" fo:wrap-option="wrap"/>
      <style:paragraph-properties style:writing-mode="lr-tb"/>
    </style:style>
    <style:style style:name="gr13" style:family="graphic" style:parent-style-name="standard">
      <style:graphic-properties svg:stroke-color="#6a1b9a" draw:fill-color="#e1bee7" draw:textarea-horizontal-align="justify" draw:textarea-vertical-align="middle" draw:auto-grow-height="false" fo:min-height="0.451cm" fo:min-width="2.301cm" fo:wrap-option="wrap"/>
      <style:paragraph-properties style:writing-mode="lr-tb"/>
    </style:style>
    <style:style style:name="gr14" style:family="graphic" style:parent-style-name="standard">
      <style:graphic-properties svg:stroke-color="#6a1b9a" draw:fill-color="#ce93d8" draw:textarea-horizontal-align="justify" draw:textarea-vertical-align="middle" draw:auto-grow-height="false" fo:min-height="0.551cm" fo:min-width="2.301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3d5afe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-color="#ff0000"/>
      <style:paragraph-properties fo:text-align="center" style:writing-mode="lr-tb"/>
      <style:text-properties fo:color="#3d5afe" loext:opacity="100%"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-color="#ff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3d5afe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8" style:family="paragraph">
      <loext:graphic-properties draw:fill-color="#ab47bc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9" style:family="paragraph">
      <loext:graphic-properties draw:fill="gradient" draw:fill-color="#ff0000" draw:fill-gradient-name="Gradient_20_326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0" style:family="paragraph">
      <loext:graphic-properties draw:fill="gradient" draw:fill-color="#3d5afe" draw:fill-gradient-name="Gradient_20_331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-color="#9e9e9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ff3d00" loext:opacity="100%"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style:writing-mode="lr-tb"/>
      <style:text-properties fo:color="#3d5afe" loext:opacity="100%" fo:font-size="10.5pt" fo:font-weight="bold" style:font-size-asian="10.5pt" style:font-weight-asian="bold" style:font-size-complex="10.5pt" style:font-weight-complex="bold"/>
    </style:style>
    <style:style style:name="P17" style:family="paragraph">
      <loext:graphic-properties draw:fill="none" draw:fill-color="#ffffff"/>
      <style:paragraph-properties fo:text-align="end" style:writing-mode="lr-tb"/>
      <style:text-properties fo:color="#9c27b0" loext:opacity="100%" style:font-name="IPAexゴシック" fo:font-size="10pt" fo:font-style="normal" fo:font-weight="bold" style:font-name-asian="IPAexゴシック" style:font-size-asian="10pt" style:font-style-asian="italic" style:font-weight-asian="bold" style:font-size-complex="10pt" style:font-style-complex="italic" style:font-weight-complex="bold"/>
    </style:style>
    <style:style style:name="P18" style:family="paragraph">
      <loext:graphic-properties draw:fill="none" draw:fill-color="#ffffff"/>
      <style:paragraph-properties fo:text-align="end" style:writing-mode="lr-tb"/>
      <style:text-properties style:font-name="IPAexゴシック" fo:font-size="8pt" fo:font-style="normal" style:font-name-asian="IPAexゴシック" style:font-size-asian="8pt" style:font-style-asian="normal" style:font-size-complex="8pt" style:font-style-complex="normal"/>
    </style:style>
    <style:style style:name="P19" style:family="paragraph">
      <style:paragraph-properties fo:text-align="start" style:writing-mode="lr-tb"/>
      <style:text-properties style:font-name="IPAexゴシック" fo:font-size="9pt" style:font-name-asian="IPAexゴシック" style:font-size-asian="9pt" style:font-size-complex="9pt"/>
    </style:style>
    <style:style style:name="P20" style:family="paragraph">
      <loext:graphic-properties draw:fill-color="#f3e5f5"/>
      <style:paragraph-properties fo:text-align="start" style:writing-mode="lr-tb"/>
      <style:text-properties style:font-name="IPAexゴシック" fo:font-size="9pt" style:font-name-asian="IPAexゴシック" style:font-size-asian="9pt" style:font-size-complex="9pt"/>
    </style:style>
    <style:style style:name="P21" style:family="paragraph">
      <loext:graphic-properties draw:fill-color="#e1bee7"/>
      <style:paragraph-properties fo:text-align="start" style:writing-mode="lr-tb"/>
      <style:text-properties style:font-name="IPAexゴシック" fo:font-size="9pt" style:font-name-asian="IPAexゴシック" style:font-size-asian="9pt" style:font-size-complex="9pt"/>
    </style:style>
    <style:style style:name="P22" style:family="paragraph">
      <loext:graphic-properties draw:fill-color="#ce93d8"/>
      <style:paragraph-properties fo:text-align="start" style:writing-mode="lr-tb"/>
      <style:text-properties style:font-name="IPAexゴシック" fo:font-size="9pt" style:font-name-asian="IPAexゴシック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4pt" style:font-size-complex="4pt"/>
    </style:style>
    <style:style style:name="T4" style:family="text">
      <style:text-properties fo:color="#ff3d00" loext:opacity="100%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3d5afe" loext:opacity="100%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9c27b0" loext:opacity="100%" style:font-name="IPAexゴシック" fo:font-size="10pt" fo:font-style="normal" fo:font-weight="bold" style:font-name-asian="IPAexゴシック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IPAexゴシック" fo:font-size="8pt" fo:font-style="normal" style:font-name-asian="IPAexゴシック" style:font-size-asian="8pt" style:font-style-asian="normal" style:font-size-complex="8pt" style:font-style-complex="normal"/>
    </style:style>
    <style:style style:name="T8" style:family="text">
      <style:text-properties style:font-name="IPAexゴシック" fo:font-size="9pt" style:font-name-asian="IPAexゴシック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0.7cm" svg:height="0.7cm" svg:x="2.9cm" svg:y="0.3cm">
          <text:p text:style-name="P1"><text:span text:style-name="T1">物体</text:span></text:p>
          <text:p text:style-name="P1"><text:span text:style-name="T1">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0.7cm" svg:height="0.7cm" svg:x="1.1cm" svg:y="0.3cm">
          <text:p text:style-name="P1"><text:span text:style-name="T1">物体</text:span></text:p>
          <text:p text:style-name="P1"><text:span text:style-name="T1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draw:layer="layout" svg:width="0.7cm" svg:height="0.7cm" svg:x="1.7cm" svg:y="1.5cm">
          <text:p text:style-name="P4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6" draw:layer="layout" svg:width="0.7cm" svg:height="0.7cm" svg:x="2.2cm" svg:y="1.5cm">
          <text:p text:style-name="P4"><text:span text:style-name="T2">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8" draw:layer="layout" svg:width="0.7cm" svg:height="0.7cm" svg:x="1.7cm" svg:y="3.7cm">
          <text:p text:style-name="P7"><text:span text:style-name="T3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8" draw:layer="layout" svg:width="0.7cm" svg:height="0.7cm" svg:x="2.2cm" svg:y="3.7cm">
          <text:p text:style-name="P7"><text:span text:style-name="T3">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9" draw:layer="layout" svg:width="0.7cm" svg:height="0.7cm" svg:x="1.7cm" svg:y="2.6cm">
          <text:p text:style-name="P4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0" draw:layer="layout" svg:width="0.7cm" svg:height="0.7cm" svg:x="2.2cm" svg:y="2.6cm">
          <text:p text:style-name="P4"><text:span text:style-name="T2">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draw:layer="layout" svg:width="0.5cm" svg:height="0.2cm" draw:transform="rotate (-1.0471975511966) translate (1.873cm 0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0.5cm" svg:height="0.2cm" draw:transform="rotate (-2.0943951023932) translate (2.823cm 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0.2cm" svg:height="0.2cm" draw:transform="rotate (-1.5707963267949) translate (2.4cm 2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0.2cm" svg:height="0.2cm" draw:transform="rotate (-1.5707963267949) translate (2.4cm 3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1.3cm" svg:height="0.785cm" svg:x="-0.1cm" svg:y="0.2cm">
          <draw:text-box>
            <text:p text:style-name="P13"><text:span text:style-name="T4">高温</text:span></text:p>
          </draw:text-box>
        </draw:frame>
        <draw:frame draw:style-name="gr10" draw:text-style-name="P16" draw:layer="layout" svg:width="1.3cm" svg:height="0.785cm" svg:x="3.4cm" svg:y="0.215cm">
          <draw:text-box>
            <text:p text:style-name="P15"><text:span text:style-name="T5">低温</text:span></text:p>
          </draw:text-box>
        </draw:frame>
        <draw:frame draw:style-name="gr11" draw:text-style-name="P17" draw:layer="layout" svg:width="1.9cm" svg:height="0.7cm" svg:x="0cm" svg:y="3.7cm">
          <draw:text-box>
            <text:p text:style-name="P15"><text:span text:style-name="T6">熱平衡</text:span></text:p>
          </draw:text-box>
        </draw:frame>
        <draw:frame draw:style-name="gr11" draw:text-style-name="P18" draw:layer="layout" svg:width="1.9cm" svg:height="0.7cm" svg:x="0cm" svg:y="2.6cm">
          <draw:text-box>
            <text:p text:style-name="P15"><text:span text:style-name="T7">(</text:span><text:span text:style-name="T7">熱の移動</text:span><text:span text:style-name="T7">)</text:span></text:p>
          </draw:text-box>
        </draw:frame>
        <draw:custom-shape draw:style-name="gr12" draw:text-style-name="P20" draw:layer="layout" svg:width="2.8cm" svg:height="0.7cm" svg:x="3.1cm" svg:y="1.5cm">
          <text:p text:style-name="P19"><text:span text:style-name="T8">接触直後は</text:span></text:p>
          <text:p text:style-name="P19"><text:span text:style-name="T8">温度は違う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1133.59514459122 11400.85592011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1" draw:layer="layout" svg:width="2.8cm" svg:height="0.7cm" svg:x="3.1cm" svg:y="2.6cm">
          <text:p text:style-name="P19"><text:span text:style-name="T8">徐々に温度が均一になっていく</text:span></text:p>
          <draw:enhanced-geometry svg:viewBox="0 0 21600 21600" draw:glue-points="10800 0 0 10800 10800 21600 21600 10800 ?f40 ?f41" draw:text-areas="0 0 21600 21600" draw:type="rectangular-callout" draw:modifiers="-1172.15280257051 11524.10841654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2" draw:layer="layout" svg:width="2.8cm" svg:height="0.8cm" svg:x="3.1cm" svg:y="3.6cm">
          <text:p text:style-name="P19"><text:span text:style-name="T8">温度均一になり</text:span></text:p>
          <text:p text:style-name="P19"><text:span text:style-name="T8">以降変化なし</text:span></text:p>
          <draw:enhanced-geometry svg:viewBox="0 0 21600 21600" draw:glue-points="10800 0 0 10800 10800 21600 21600 10800 ?f40 ?f41" draw:text-areas="0 0 21600 21600" draw:type="rectangular-callout" draw:modifiers="-1172.15280257051 11083.14606741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8" draw:layer="layout" svg:width="1.9cm" svg:height="0.7cm" svg:x="0cm" svg:y="1.5cm">
          <draw:text-box>
            <text:p text:style-name="P15"><text:span text:style-name="T7">(</text:span><text:span text:style-name="T7">接触直後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styles>
    <draw:gradient draw:name="Gradient_20_191" draw:display-name="Gradient 191" draw:style="linear" draw:start-color="#9c27b0" draw:end-color="#3d5afe" draw:start-intensity="100%" draw:end-intensity="100%" draw:angle="90deg" draw:border="0%"/>
    <draw:gradient draw:name="Gradient_20_293" draw:display-name="Gradient 293" draw:style="linear" draw:start-color="#f44336" draw:end-color="#6a1b9a" draw:start-intensity="100%" draw:end-intensity="100%" draw:angle="98deg" draw:border="0%"/>
    <draw:gradient draw:name="Gradient_20_294" draw:display-name="Gradient 294" draw:style="linear" draw:start-color="#f44336" draw:end-color="#6a1b9a" draw:start-intensity="100%" draw:end-intensity="100%" draw:angle="99deg" draw:border="0%"/>
    <draw:gradient draw:name="Gradient_20_295" draw:display-name="Gradient 295" draw:style="linear" draw:start-color="#f44336" draw:end-color="#6a1b9a" draw:start-intensity="100%" draw:end-intensity="100%" draw:angle="100deg" draw:border="0%"/>
    <draw:gradient draw:name="Gradient_20_296" draw:display-name="Gradient 296" draw:style="linear" draw:start-color="#f44336" draw:end-color="#6a1b9a" draw:start-intensity="100%" draw:end-intensity="100%" draw:angle="101deg" draw:border="0%"/>
    <draw:gradient draw:name="Gradient_20_297" draw:display-name="Gradient 297" draw:style="linear" draw:start-color="#f44336" draw:end-color="#6a1b9a" draw:start-intensity="100%" draw:end-intensity="100%" draw:angle="102deg" draw:border="0%"/>
    <draw:gradient draw:name="Gradient_20_298" draw:display-name="Gradient 298" draw:style="linear" draw:start-color="#f44336" draw:end-color="#6a1b9a" draw:start-intensity="100%" draw:end-intensity="100%" draw:angle="103deg" draw:border="0%"/>
    <draw:gradient draw:name="Gradient_20_299" draw:display-name="Gradient 299" draw:style="linear" draw:start-color="#f44336" draw:end-color="#6a1b9a" draw:start-intensity="100%" draw:end-intensity="100%" draw:angle="104deg" draw:border="0%"/>
    <draw:gradient draw:name="Gradient_20_300" draw:display-name="Gradient 300" draw:style="linear" draw:start-color="#f44336" draw:end-color="#6a1b9a" draw:start-intensity="100%" draw:end-intensity="100%" draw:angle="105deg" draw:border="0%"/>
    <draw:gradient draw:name="Gradient_20_301" draw:display-name="Gradient 301" draw:style="linear" draw:start-color="#f44336" draw:end-color="#6a1b9a" draw:start-intensity="100%" draw:end-intensity="100%" draw:angle="106deg" draw:border="0%"/>
    <draw:gradient draw:name="Gradient_20_302" draw:display-name="Gradient 302" draw:style="linear" draw:start-color="#f44336" draw:end-color="#6a1b9a" draw:start-intensity="100%" draw:end-intensity="100%" draw:angle="107deg" draw:border="0%"/>
    <draw:gradient draw:name="Gradient_20_303" draw:display-name="Gradient 303" draw:style="linear" draw:start-color="#f44336" draw:end-color="#6a1b9a" draw:start-intensity="100%" draw:end-intensity="100%" draw:angle="108deg" draw:border="0%"/>
    <draw:gradient draw:name="Gradient_20_304" draw:display-name="Gradient 304" draw:style="linear" draw:start-color="#f44336" draw:end-color="#6a1b9a" draw:start-intensity="100%" draw:end-intensity="100%" draw:angle="109deg" draw:border="0%"/>
    <draw:gradient draw:name="Gradient_20_305" draw:display-name="Gradient 305" draw:style="linear" draw:start-color="#f44336" draw:end-color="#6a1b9a" draw:start-intensity="100%" draw:end-intensity="100%" draw:angle="110deg" draw:border="0%"/>
    <draw:gradient draw:name="Gradient_20_306" draw:display-name="Gradient 306" draw:style="linear" draw:start-color="#f44336" draw:end-color="#6a1b9a" draw:start-intensity="100%" draw:end-intensity="100%" draw:angle="111deg" draw:border="0%"/>
    <draw:gradient draw:name="Gradient_20_307" draw:display-name="Gradient 307" draw:style="linear" draw:start-color="#f44336" draw:end-color="#6a1b9a" draw:start-intensity="100%" draw:end-intensity="100%" draw:angle="112deg" draw:border="0%"/>
    <draw:gradient draw:name="Gradient_20_308" draw:display-name="Gradient 308" draw:style="linear" draw:start-color="#f44336" draw:end-color="#6a1b9a" draw:start-intensity="100%" draw:end-intensity="100%" draw:angle="113deg" draw:border="0%"/>
    <draw:gradient draw:name="Gradient_20_309" draw:display-name="Gradient 309" draw:style="linear" draw:start-color="#f44336" draw:end-color="#6a1b9a" draw:start-intensity="100%" draw:end-intensity="100%" draw:angle="114deg" draw:border="0%"/>
    <draw:gradient draw:name="Gradient_20_310" draw:display-name="Gradient 310" draw:style="linear" draw:start-color="#f44336" draw:end-color="#6a1b9a" draw:start-intensity="100%" draw:end-intensity="100%" draw:angle="115deg" draw:border="0%"/>
    <draw:gradient draw:name="Gradient_20_311" draw:display-name="Gradient 311" draw:style="linear" draw:start-color="#f44336" draw:end-color="#6a1b9a" draw:start-intensity="100%" draw:end-intensity="100%" draw:angle="116deg" draw:border="0%"/>
    <draw:gradient draw:name="Gradient_20_312" draw:display-name="Gradient 312" draw:style="linear" draw:start-color="#f44336" draw:end-color="#6a1b9a" draw:start-intensity="100%" draw:end-intensity="100%" draw:angle="117deg" draw:border="0%"/>
    <draw:gradient draw:name="Gradient_20_313" draw:display-name="Gradient 313" draw:style="linear" draw:start-color="#f44336" draw:end-color="#6a1b9a" draw:start-intensity="100%" draw:end-intensity="100%" draw:angle="118deg" draw:border="0%"/>
    <draw:gradient draw:name="Gradient_20_314" draw:display-name="Gradient 314" draw:style="linear" draw:start-color="#f44336" draw:end-color="#6a1b9a" draw:start-intensity="100%" draw:end-intensity="100%" draw:angle="119deg" draw:border="0%"/>
    <draw:gradient draw:name="Gradient_20_315" draw:display-name="Gradient 315" draw:style="linear" draw:start-color="#f44336" draw:end-color="#6a1b9a" draw:start-intensity="100%" draw:end-intensity="100%" draw:angle="120deg" draw:border="0%"/>
    <draw:gradient draw:name="Gradient_20_316" draw:display-name="Gradient 316" draw:style="linear" draw:start-color="#f44336" draw:end-color="#6a1b9a" draw:start-intensity="100%" draw:end-intensity="100%" draw:angle="121deg" draw:border="0%"/>
    <draw:gradient draw:name="Gradient_20_317" draw:display-name="Gradient 317" draw:style="linear" draw:start-color="#f44336" draw:end-color="#6a1b9a" draw:start-intensity="100%" draw:end-intensity="100%" draw:angle="122deg" draw:border="0%"/>
    <draw:gradient draw:name="Gradient_20_318" draw:display-name="Gradient 318" draw:style="linear" draw:start-color="#f44336" draw:end-color="#6a1b9a" draw:start-intensity="100%" draw:end-intensity="100%" draw:angle="123deg" draw:border="0%"/>
    <draw:gradient draw:name="Gradient_20_319" draw:display-name="Gradient 319" draw:style="linear" draw:start-color="#f44336" draw:end-color="#6a1b9a" draw:start-intensity="100%" draw:end-intensity="100%" draw:angle="124deg" draw:border="0%"/>
    <draw:gradient draw:name="Gradient_20_320" draw:display-name="Gradient 320" draw:style="linear" draw:start-color="#f44336" draw:end-color="#6a1b9a" draw:start-intensity="100%" draw:end-intensity="100%" draw:angle="125deg" draw:border="0%"/>
    <draw:gradient draw:name="Gradient_20_321" draw:display-name="Gradient 321" draw:style="linear" draw:start-color="#f44336" draw:end-color="#6a1b9a" draw:start-intensity="100%" draw:end-intensity="100%" draw:angle="126deg" draw:border="0%"/>
    <draw:gradient draw:name="Gradient_20_322" draw:display-name="Gradient 322" draw:style="linear" draw:start-color="#f44336" draw:end-color="#6a1b9a" draw:start-intensity="100%" draw:end-intensity="100%" draw:angle="127deg" draw:border="0%"/>
    <draw:gradient draw:name="Gradient_20_323" draw:display-name="Gradient 323" draw:style="linear" draw:start-color="#f44336" draw:end-color="#6a1b9a" draw:start-intensity="100%" draw:end-intensity="100%" draw:angle="90deg" draw:border="0%"/>
    <draw:gradient draw:name="Gradient_20_324" draw:display-name="Gradient 324" draw:style="linear" draw:start-color="#f44336" draw:end-color="#ab47bc" draw:start-intensity="100%" draw:end-intensity="100%" draw:angle="90deg" draw:border="0%"/>
    <draw:gradient draw:name="Gradient_20_325" draw:display-name="Gradient 325" draw:style="linear" draw:start-color="#f44336" draw:end-color="#7b1fa2" draw:start-intensity="100%" draw:end-intensity="100%" draw:angle="90deg" draw:border="0%"/>
    <draw:gradient draw:name="Gradient_20_326" draw:display-name="Gradient 326" draw:style="linear" draw:start-color="#f44336" draw:end-color="#4a148c" draw:start-intensity="100%" draw:end-intensity="100%" draw:angle="90deg" draw:border="0%"/>
    <draw:gradient draw:name="Gradient_20_327" draw:display-name="Gradient 327" draw:style="linear" draw:start-color="#f6675d" draw:end-color="#6633a3" draw:start-intensity="100%" draw:end-intensity="100%" draw:angle="90deg" draw:border="0%"/>
    <draw:gradient draw:name="Gradient_20_328" draw:display-name="Gradient 328" draw:style="linear" draw:start-color="#c3362b" draw:end-color="#3b1070" draw:start-intensity="100%" draw:end-intensity="100%" draw:angle="90deg" draw:border="0%"/>
    <draw:gradient draw:name="Gradient_20_330" draw:display-name="Gradient 330" draw:style="linear" draw:start-color="#6a1b9a" draw:end-color="#3d5afe" draw:start-intensity="100%" draw:end-intensity="100%" draw:angle="90deg" draw:border="0%"/>
    <draw:gradient draw:name="Gradient_20_331" draw:display-name="Gradient 331" draw:style="linear" draw:start-color="#4a148c" draw:end-color="#3d5afe" draw:start-intensity="100%" draw:end-intensity="100%" draw:angle="90deg" draw:border="0%"/>
    <draw:gradient draw:name="Gradient_20_332" draw:display-name="Gradient 332" draw:style="linear" draw:start-color="#6633a3" draw:end-color="#647bfe" draw:start-intensity="100%" draw:end-intensity="100%" draw:angle="90deg" draw:border="0%"/>
    <draw:gradient draw:name="Gradient_20_333" draw:display-name="Gradient 333" draw:style="linear" draw:start-color="#3b1070" draw:end-color="#3148cb" draw:start-intensity="100%" draw:end-intensity="100%" draw:angle="9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5T00:23:45.956442912</dc:date>
    <meta:editing-duration>PT1H10M44S</meta:editing-duration>
    <meta:editing-cycles>44</meta:editing-cycles>
    <meta:generator>LibreOffice/7.3.5.2$Linux_X86_64 LibreOffice_project/30$Build-2</meta:generator>
    <meta:document-statistic meta:object-count="20"/>
  </office:meta>
</office:document-meta>
</file>